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2D04A63F3229FD8EF92.png" manifest:media-type="image/png"/>
  <manifest:file-entry manifest:full-path="Pictures/100000000000050000000488DD1F68098E113A4C.png" manifest:media-type="image/png"/>
  <manifest:file-entry manifest:full-path="Pictures/1000000000000488000002801E8582CB5A0BCB1B.png" manifest:media-type="image/png"/>
  <manifest:file-entry manifest:full-path="Pictures/10000000000004880000048820D7E9D06E6A01AE.png" manifest:media-type="image/png"/>
  <manifest:file-entry manifest:full-path="Pictures/1000000000000578000002D055D718A90DCE22B6.png" manifest:media-type="image/png"/>
  <manifest:file-entry manifest:full-path="Pictures/100000000000050000000438882316DE0F8B0A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5cm" svg:stroke-color="#111111" draw:marker-start-width="0.266cm" draw:marker-end-width="0.2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25cm" svg:stroke-color="#111111" draw:marker-start-width="0.266cm" draw:marker-end-width="0.266cm" draw:fill="solid" draw:fill-color="#808080" draw:textarea-horizontal-align="justify" draw:textarea-vertical-align="middle" draw:auto-grow-height="false" fo:min-height="0.004cm" fo:min-width="1.278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Arial1" fo:font-size="5pt" style:font-size-asian="18pt" style:font-size-complex="18pt"/>
    </style:style>
    <style:style style:name="P4" style:family="paragraph">
      <loext:graphic-properties draw:fill="solid" draw:fill-color="#808080"/>
      <style:paragraph-properties fo:text-align="center"/>
    </style:style>
    <style:style style:name="T1" style:family="text">
      <style:text-properties style:font-name="Arial" fo:font-size="18pt" fo:font-weight="bold" style:font-size-asian="18pt" style:font-size-complex="18pt"/>
    </style:style>
    <style:style style:name="T2" style:family="text">
      <style:text-properties style:font-name="Arial1" fo:font-size="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27cm" svg:height="6.857cm" svg:x="10.64cm" svg:y="13.216cm">
          <draw:image xlink:href="Pictures/100000000000050000000438882316DE0F8B0A89.png" xlink:type="simple" xlink:show="embed" xlink:actuate="onLoad" loext:mime-type="image/png">
            <text:p/>
          </draw:image>
        </draw:frame>
        <draw:frame draw:style-name="gr1" draw:text-style-name="P1" draw:layer="layout" svg:width="8.889cm" svg:height="4.571cm" svg:x="1.151cm" svg:y="15.595cm">
          <draw:image xlink:href="Pictures/1000000000000578000002D055D718A90DCE22B6.png" xlink:type="simple" xlink:show="embed" xlink:actuate="onLoad" loext:mime-type="image/png">
            <text:p/>
          </draw:image>
        </draw:frame>
        <draw:frame draw:style-name="gr2" draw:text-style-name="P1" draw:layer="layout" svg:width="7.365cm" svg:height="7.365cm" svg:x="1.913cm" svg:y="6.813cm">
          <draw:image xlink:href="Pictures/10000000000004880000048820D7E9D06E6A01AE.png" xlink:type="simple" xlink:show="embed" xlink:actuate="onLoad" loext:mime-type="image/png">
            <text:p/>
          </draw:image>
        </draw:frame>
        <draw:frame draw:style-name="gr1" draw:text-style-name="P1" draw:layer="layout" svg:width="8.127cm" svg:height="7.365cm" svg:x="10.2cm" svg:y="1.171cm">
          <draw:image xlink:href="Pictures/100000000000050000000488DD1F68098E113A4C.png" xlink:type="simple" xlink:show="embed" xlink:actuate="onLoad" loext:mime-type="image/png">
            <text:p/>
          </draw:image>
        </draw:frame>
        <draw:frame draw:style-name="gr1" draw:text-style-name="P1" draw:layer="layout" svg:width="8.889cm" svg:height="4.571cm" svg:x="1.151cm" svg:y="1.07cm">
          <draw:image xlink:href="Pictures/1000000000000578000002D04A63F3229FD8EF92.png" xlink:type="simple" xlink:show="embed" xlink:actuate="onLoad" loext:mime-type="image/png">
            <text:p/>
          </draw:image>
        </draw:frame>
        <draw:frame draw:style-name="gr3" draw:text-style-name="P2" draw:layer="layout" svg:width="0.959cm" svg:height="0.962cm" svg:x="0.972cm" svg:y="0.97cm">
          <draw:text-box>
            <text:p><text:span text:style-name="T1">A</text:span></text:p>
          </draw:text-box>
        </draw:frame>
        <draw:frame draw:style-name="gr3" draw:text-style-name="P2" draw:layer="layout" svg:width="0.959cm" svg:height="0.962cm" svg:x="10.1cm" svg:y="1.019cm">
          <draw:text-box>
            <text:p><text:span text:style-name="T1">B</text:span></text:p>
          </draw:text-box>
        </draw:frame>
        <draw:frame draw:style-name="gr4" draw:text-style-name="P3" draw:layer="layout" svg:width="1.664cm" svg:height="1.047cm" svg:x="5.268cm" svg:y="2.267cm">
          <draw:text-box>
            <text:p><text:span text:style-name="T2">Cells in dataset but not annotated as VMH</text:span></text:p>
          </draw:text-box>
        </draw:frame>
        <draw:path draw:style-name="gr5" draw:text-style-name="P1" draw:layer="layout" svg:width="0.135cm" svg:height="0.49cm" draw:transform="skewX (-0.559727091114581) rotate (-0.636172512351934) translate (5.73598337075042cm 3.15535091182038cm)" svg:viewBox="0 0 136 491" svg:d="M125 0c-288 545 11 489 11 489">
          <text:p/>
        </draw:path>
        <draw:polygon draw:style-name="gr6" draw:text-style-name="P4" draw:layer="layout" svg:width="1.269cm" svg:height="1.269cm" svg:x="4.96cm" svg:y="14.211cm" svg:viewBox="0 0 1270 1270" draw:points="568,0 702,0 702,722 1164,1109 1225,1058 1270,1270 1017,1232 1077,1182 635,812 193,1182 254,1232 0,1270 45,1058 106,1109 568,723">
          <text:p/>
        </draw:polygon>
        <draw:polygon draw:style-name="gr6" draw:text-style-name="P4" draw:layer="layout" svg:width="1.269cm" svg:height="1.269cm" svg:x="4.96cm" svg:y="5.522cm" svg:viewBox="0 0 1270 1270" draw:points="1180,0 1270,77 691,575 691,1097 773,1097 632,1270 492,1097 574,1097 574,571 0,77 90,0 635,469">
          <text:p/>
        </draw:polygon>
        <draw:frame draw:style-name="gr3" draw:text-style-name="P2" draw:layer="layout" svg:width="0.959cm" svg:height="0.962cm" svg:x="0.972cm" svg:y="6.61cm">
          <draw:text-box>
            <text:p><text:span text:style-name="T1">C</text:span></text:p>
          </draw:text-box>
        </draw:frame>
        <draw:frame draw:style-name="gr3" draw:text-style-name="P2" draw:layer="layout" svg:width="0.959cm" svg:height="0.962cm" svg:x="10.1cm" svg:y="8.963cm">
          <draw:text-box>
            <text:p><text:span text:style-name="T1">D</text:span></text:p>
          </draw:text-box>
        </draw:frame>
        <draw:frame draw:style-name="gr7" draw:text-style-name="P2" draw:layer="layout" svg:width="0.925cm" svg:height="0.962cm" svg:x="0.972cm" svg:y="15.204cm">
          <draw:text-box>
            <text:p><text:span text:style-name="T1">E</text:span></text:p>
          </draw:text-box>
        </draw:frame>
        <draw:frame draw:style-name="gr8" draw:text-style-name="P2" draw:layer="layout" svg:width="0.891cm" svg:height="0.962cm" svg:x="10.1cm" svg:y="13.102cm">
          <draw:text-box>
            <text:p><text:span text:style-name="T1">F</text:span></text:p>
          </draw:text-box>
        </draw:frame>
        <draw:frame draw:style-name="gr1" draw:text-style-name="P1" draw:layer="layout" svg:width="7.365cm" svg:height="4.063cm" svg:x="11.163cm" svg:y="9.045cm">
          <draw:image xlink:href="Pictures/1000000000000488000002801E8582CB5A0BCB1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58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21:26:20.457098053</meta:creation-date>
    <dc:date>2021-05-17T21:28:19.584581605</dc:date>
    <meta:editing-duration>PT1M59S</meta:editing-duration>
    <meta:editing-cycles>1</meta:editing-cycles>
    <meta:document-statistic meta:object-count="16"/>
    <meta:generator>LibreOffice/6.4.7.2$Linux_X86_64 LibreOffice_project/40$Build-2</meta:generator>
  </office:meta>
</office:document-meta>
</file>